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dc72" officeooo:paragraph-rsid="0013dc72"/>
    </style:style>
    <style:style style:name="P2" style:family="paragraph" style:parent-style-name="Standard">
      <style:text-properties officeooo:rsid="001740f6" officeooo:paragraph-rsid="001740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are word jokes.</text:p>
      <text:p text:style-name="P2">Here are LibreOffice jokes unfortunately.I’m i love windows i would be a jokes in 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20:18:17.803066871</meta:creation-date>
    <dc:date>2020-02-27T20:25:51.607000000</dc:date>
    <meta:editing-duration>PT2M39S</meta:editing-duration>
    <meta:editing-cycles>2</meta:editing-cycles>
    <meta:generator>LibreOffice/6.2.5.2$Windows_X86_64 LibreOffice_project/1ec314fa52f458adc18c4f025c545a4e8b22c159</meta:generator>
    <meta:document-statistic meta:table-count="0" meta:image-count="0" meta:object-count="0" meta:page-count="1" meta:paragraph-count="2" meta:word-count="19" meta:character-count="106" meta:non-whitespace-character-count="89"/>
  </office:meta>
</office:document-meta>
</file>